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3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he redundancy in this table can cause problem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omalies…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pdate anomaly:</text:p>
          </table:table-cell>
          <table:table-cell/>
        </table:table-row>
        <table:table-row table:style-name="ro1">
          <table:table-cell table:style-name="ce1" office:value-type="string" calcext:value-type="string">
            <text:p>Product ID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Supplier</text:p>
          </table:table-cell>
          <table:table-cell table:number-columns-repeated="2"/>
          <table:table-cell office:value-type="string" calcext:value-type="string">
            <text:p>with redundancy, updates can get inconsiste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delete anomaly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nicknack</text:p>
          </table:table-cell>
          <table:table-cell office:value-type="string" calcext:value-type="string">
            <text:p>Microsoft</text:p>
          </table:table-cell>
          <table:table-cell table:number-columns-repeated="2"/>
          <table:table-cell office:value-type="string" calcext:value-type="string">
            <text:p>when deleting one piece of data, other data can disappear too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ngybob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insert anomaly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n’t insert some data without also some other connected data</text:p>
          </table:table-cell>
        </table:table-row>
        <table:table-row table:style-name="ro1">
          <table:table-cell table:style-name="ce1" office:value-type="string" calcext:value-type="string">
            <text:p>Product ID</text:p>
          </table:table-cell>
          <table:table-cell table:style-name="ce1" office:value-type="string" calcext:value-type="string">
            <text:p>Colo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to address issues like these… we use normaliz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table:style-name="ce3" office:value-type="string" calcext:value-type="string">
            <text:p>1N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1. all elements should have atomic valu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2. no repeating groups in colum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. every row must be unique (aka there must be a primary key)</text:p>
          </table:table-cell>
          <table:table-cell/>
        </table:table-row>
        <table:table-row table:style-name="ro1">
          <table:table-cell table:style-name="ce1" office:value-type="string" calcext:value-type="string">
            <text:p>Supplier</text:p>
          </table:table-cell>
          <table:table-cell table:style-name="ce3"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  <table:table-cell table:number-columns-repeated="2"/>
          <table:table-cell table:style-name="ce3" office:value-type="string" calcext:value-type="string">
            <text:p>2NF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555-4321</text:p>
          </table:table-cell>
          <table:table-cell table:number-columns-repeated="2"/>
          <table:table-cell office:value-type="string" calcext:value-type="string">
            <text:p>1. 1N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. all columns not part of any CK, must be <text:span text:style-name="T1">fully</text:span><text:span text:style-name="T2"> dependent on every CK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(no partial dependencies on half of a composite key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this condition can only be violated if there are any composite keys in the first plac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3N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. 2N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. no column not part of any CK can depend on any other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(no transitive dependencies)</text:p>
          </table:table-cell>
        </table:table-row>
      </table:table>
      <table:table table:name="Unnormalized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roduct ID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Ph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cknack</text:p>
          </table:table-cell>
          <table:table-cell office:value-type="string" calcext:value-type="string">
            <text:p>Red, Blu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555-43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ingybob</text:p>
          </table:table-cell>
          <table:table-cell office:value-type="string" calcext:value-type="string">
            <text:p>Blue, Black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</table:table-row>
      </table:table>
      <table:table table:name="1NF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roduct ID</text:p>
          </table:table-cell>
          <table:table-cell table:style-name="ce2" office:value-type="string" calcext:value-type="string">
            <text:p>Product</text:p>
          </table:table-cell>
          <table:table-cell table:style-name="ce1" office:value-type="string" calcext:value-type="string">
            <text:p>Colo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Ph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ckna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555-43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ckna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555-43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ingybob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ingybo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</table:table-row>
      </table:table>
      <table:table table:name="2NF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roduct ID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Ph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cknack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555-43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ingybob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roduct ID</text:p>
          </table:table-cell>
          <table:table-cell table:style-name="ce1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0T13:50:51.449000000</meta:creation-date>
    <dc:date>2020-03-20T14:27:41.922000000</dc:date>
    <meta:editing-duration>PT4M58S</meta:editing-duration>
    <meta:editing-cycles>1</meta:editing-cycles>
    <meta:document-statistic meta:table-count="4" meta:cell-count="130" meta:object-count="0"/>
    <meta:generator>LibreOffice/6.3.5.2$Windows_X86_64 LibreOffice_project/dd0751754f11728f69b42ee2af66670068624673</meta:generator>
  </office:meta>
</office:document-meta>
</file>